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5b48" officeooo:paragraph-rsid="00075b48"/>
    </style:style>
    <style:style style:name="P2" style:family="paragraph" style:parent-style-name="Standard">
      <style:paragraph-properties fo:text-align="center" style:justify-single-word="false"/>
      <style:text-properties officeooo:rsid="00075b48" officeooo:paragraph-rsid="00075b48"/>
    </style:style>
    <style:style style:name="P3" style:family="paragraph" style:parent-style-name="Standard">
      <style:text-properties officeooo:rsid="00075b48" officeooo:paragraph-rsid="0008d8a0"/>
    </style:style>
    <style:style style:name="P4" style:family="paragraph" style:parent-style-name="Standard">
      <style:text-properties officeooo:rsid="00075b48" officeooo:paragraph-rsid="000a1d29"/>
    </style:style>
    <style:style style:name="P5" style:family="paragraph" style:parent-style-name="Standard">
      <style:text-properties officeooo:rsid="00075b48" officeooo:paragraph-rsid="000bd750"/>
    </style:style>
    <style:style style:name="P6" style:family="paragraph" style:parent-style-name="Standard">
      <style:text-properties officeooo:rsid="00075b48" officeooo:paragraph-rsid="0010554c"/>
    </style:style>
    <style:style style:name="P7" style:family="paragraph" style:parent-style-name="Standard">
      <style:text-properties fo:font-style="italic" officeooo:rsid="00075b48" officeooo:paragraph-rsid="00075b48" style:font-style-asian="italic" style:font-style-complex="italic"/>
    </style:style>
    <style:style style:name="P8" style:family="paragraph" style:parent-style-name="Standard">
      <style:text-properties officeooo:rsid="0008d8a0" officeooo:paragraph-rsid="0008d8a0"/>
    </style:style>
    <style:style style:name="P9" style:family="paragraph" style:parent-style-name="Standard">
      <style:text-properties officeooo:rsid="0008d8a0" officeooo:paragraph-rsid="0010554c"/>
    </style:style>
    <style:style style:name="P10" style:family="paragraph" style:parent-style-name="Standard">
      <style:text-properties officeooo:rsid="000bd750" officeooo:paragraph-rsid="000bd750"/>
    </style:style>
    <style:style style:name="P11" style:family="paragraph" style:parent-style-name="Standard">
      <style:text-properties officeooo:rsid="000bd750" officeooo:paragraph-rsid="000d1e7b"/>
    </style:style>
    <style:style style:name="P12" style:family="paragraph" style:parent-style-name="Standard">
      <style:text-properties officeooo:rsid="000bd750" officeooo:paragraph-rsid="000f4c72"/>
    </style:style>
    <style:style style:name="P13" style:family="paragraph" style:parent-style-name="Standard">
      <style:text-properties officeooo:rsid="000bd750" officeooo:paragraph-rsid="0010554c"/>
    </style:style>
    <style:style style:name="P14" style:family="paragraph" style:parent-style-name="Standard">
      <style:text-properties officeooo:rsid="000bd750" officeooo:paragraph-rsid="00108f31"/>
    </style:style>
    <style:style style:name="P15" style:family="paragraph" style:parent-style-name="Standard">
      <style:text-properties officeooo:rsid="000d1e7b" officeooo:paragraph-rsid="000d1e7b"/>
    </style:style>
    <style:style style:name="P16" style:family="paragraph" style:parent-style-name="Standard">
      <style:text-properties officeooo:paragraph-rsid="0010554c"/>
    </style:style>
    <style:style style:name="P17" style:family="paragraph" style:parent-style-name="Standard">
      <style:text-properties officeooo:rsid="0010554c" officeooo:paragraph-rsid="0010554c"/>
    </style:style>
    <style:style style:name="T1" style:family="text">
      <style:text-properties officeooo:rsid="00075b48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5b48"/>
    </style:style>
    <style:style style:name="T4" style:family="text">
      <style:text-properties style:text-position="sub 58%" officeooo:rsid="00097201"/>
    </style:style>
    <style:style style:name="T5" style:family="text">
      <style:text-properties style:text-position="sub 58%" officeooo:rsid="0008d8a0"/>
    </style:style>
    <style:style style:name="T6" style:family="text">
      <style:text-properties style:text-position="sub 58%" officeooo:rsid="000a1d29"/>
    </style:style>
    <style:style style:name="T7" style:family="text">
      <style:text-properties style:text-position="sub 58%" officeooo:rsid="0010554c"/>
    </style:style>
    <style:style style:name="T8" style:family="text">
      <style:text-properties style:text-position="sub 58%" officeooo:rsid="00108f31"/>
    </style:style>
    <style:style style:name="T9" style:family="text">
      <style:text-properties officeooo:rsid="0008d8a0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75b48"/>
    </style:style>
    <style:style style:name="T12" style:family="text">
      <style:text-properties style:text-position="0% 100%" officeooo:rsid="000a1d29"/>
    </style:style>
    <style:style style:name="T13" style:family="text">
      <style:text-properties style:text-position="0% 100%" officeooo:rsid="000dff23"/>
    </style:style>
    <style:style style:name="T14" style:family="text">
      <style:text-properties style:text-position="0% 100%" officeooo:rsid="000f4c72"/>
    </style:style>
    <style:style style:name="T15" style:family="text">
      <style:text-properties style:text-position="0% 100%" officeooo:rsid="0010554c"/>
    </style:style>
    <style:style style:name="T16" style:family="text">
      <style:text-properties style:text-position="0% 100%" officeooo:rsid="000d1e7b"/>
    </style:style>
    <style:style style:name="T17" style:family="text">
      <style:text-properties style:text-position="0% 100%" officeooo:rsid="00108f31"/>
    </style:style>
    <style:style style:name="T18" style:family="text">
      <style:text-properties style:text-position="0% 100%" style:font-name="Courier New" officeooo:rsid="000f4c72"/>
    </style:style>
    <style:style style:name="T19" style:family="text">
      <style:text-properties style:font-name="Courier New"/>
    </style:style>
    <style:style style:name="T20" style:family="text">
      <style:text-properties officeooo:rsid="00097201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0dff23"/>
    </style:style>
    <style:style style:name="T23" style:family="text">
      <style:text-properties style:text-position="super 58%" officeooo:rsid="0010554c"/>
    </style:style>
    <style:style style:name="T24" style:family="text">
      <style:text-properties officeooo:rsid="000a1d29"/>
    </style:style>
    <style:style style:name="T25" style:family="text">
      <style:text-properties officeooo:rsid="000b3267"/>
    </style:style>
    <style:style style:name="T26" style:family="text">
      <style:text-properties officeooo:rsid="000d1e7b"/>
    </style:style>
    <style:style style:name="T27" style:family="text">
      <style:text-properties officeooo:rsid="000f4c72"/>
    </style:style>
    <style:style style:name="T28" style:family="text">
      <style:text-properties officeooo:rsid="00105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Trivial Paths</text:p>
      <text:p text:style-name="P2">by Adam Nemecek, Sven Nilsen, 2020</text:p>
      <text:p text:style-name="P1"/>
      <text:p text:style-name="P7">In this paper we introduce adjoint trivial paths for path semantics.</text:p>
      <text:p text:style-name="P1"/>
      <text:p text:style-name="P1">An adjoint trivial path is one of the two following:</text:p>
      <text:p text:style-name="P1"/>
      <text:p text:style-name="P4"><text:tab/>∀<text:span text:style-name="T2">0</text:span>(g<text:span text:style-name="T4">0</text:span>, h)<text:tab/>such that<text:tab/>∀ a : [∀<text:span text:style-name="T2">0</text:span>(g<text:span text:style-name="T4">0</text:span>, h)] true, b : <text:span text:style-name="T20">T</text:span> { h(a, h(g<text:span text:style-name="T4">0</text:span>(a), b)) == b }</text:p>
      <text:p text:style-name="P1"><text:tab/>∀<text:span text:style-name="T2">1</text:span>(g<text:span text:style-name="T4">1</text:span>, h)<text:tab/>such tha<text:span text:style-name="T24">t<text:tab/></text:span>∀ a : <text:span text:style-name="T20">T</text:span>, b : [∀<text:span text:style-name="T2">1</text:span>(g<text:span text:style-name="T4">1</text:span>, h)] true { h(h(a, g<text:span text:style-name="T4">1</text:span>(b)), b) == a }</text:p>
      <text:p text:style-name="P1"/>
      <text:p text:style-name="P6"><text:tab/>∀<text:span text:style-name="T7">0</text:span><text:span text:style-name="T28"> &lt;=&gt; </text:span>∀<text:span text:style-name="T7">adj</text:span><text:span text:style-name="T15">(0)<text:tab/><text:tab/></text:span><text:span text:style-name="T10">∀</text:span><text:span text:style-name="T7">1</text:span><text:span text:style-name="T15"> &lt;=&gt; </text:span><text:span text:style-name="T10">∀</text:span><text:span text:style-name="T7">adj</text:span><text:span text:style-name="T15">(1)<text:tab/></text:span></text:p>
      <text:p text:style-name="P6"><text:tab/>∀<text:span text:style-name="T7">adj</text:span> : 𝔹 →<text:span text:style-name="T27"> </text:span>(T → T) → (T ⨯ T → T) → (T → 𝔹)</text:p>
      <text:p text:style-name="P1"><text:tab/>g : T → T<text:tab/><text:tab/>h : T ⨯ T → T</text:p>
      <text:p text:style-name="P6"/>
      <text:p text:style-name="P9">Where `<text:span text:style-name="T1">∀</text:span><text:span text:style-name="T6">0</text:span><text:span text:style-name="T1">(g</text:span><text:span text:style-name="T3">0</text:span><text:span text:style-name="T1">, h)</text:span><text:span text:style-name="T10">` </text:span><text:span text:style-name="T15">is</text:span><text:span text:style-name="T10"> called “left adjoint trivial path”,<text:line-break/></text:span><text:span text:style-name="T12">and </text:span><text:span text:style-name="T10">`</text:span><text:span text:style-name="T11">∀</text:span><text:span text:style-name="T3">1</text:span><text:span text:style-name="T11">(g</text:span><text:span text:style-name="T4">1</text:span><text:span text:style-name="T11">, h)</text:span><text:span text:style-name="T10">` </text:span><text:span text:style-name="T15">is</text:span><text:span text:style-name="T10"> called “right adjoint trivial path”.</text:span></text:p>
      <text:p text:style-name="P9"><text:span text:style-name="T10"/></text:p>
      <text:p text:style-name="P4"><text:span text:style-name="T28">A</text:span>n adjoint trivial path refers to the largest set which <text:span text:style-name="T9">has</text:span> this property.</text:p>
      <text:p text:style-name="P8">When an adjoint trivial path is said to exist, one means <text:span text:style-name="T25">that</text:span> the adjoint trivial path is not `\false`.</text:p>
      <text:p text:style-name="P17">For self-adjoints operators `g<text:span text:style-name="T2">0</text:span> &lt;=&gt; g<text:span text:style-name="T2">1</text:span>`, one can use `<text:span text:style-name="T1">∀</text:span><text:span text:style-name="T2">adj</text:span><text:span text:style-name="T10">(g, h)`.</text:span></text:p>
      <text:p text:style-name="P1"/>
      <text:p text:style-name="P1">It follows that when `h` is associative, it has a left and right <text:span text:style-name="T26">adjoint norm (distinct from vector norm)</text:span>:</text:p>
      <text:p text:style-name="P1"/>
      <text:p text:style-name="P1"><text:span text:style-name="T19">∵</text:span><text:tab/>h(a, h(b, c)) == h(h(a, b), c)<text:tab/><text:tab/>`h` is associative</text:p>
      <text:p text:style-name="P1"/>
      <text:p text:style-name="P1"><text:span text:style-name="T19">∴</text:span><text:tab/><text:span text:style-name="T9">h(a, h(g</text:span><text:span text:style-name="T5">0</text:span><text:span text:style-name="T9">(a), b)) == b</text:span></text:p>
      <text:p text:style-name="P1"><text:span text:style-name="T19">∴</text:span><text:tab/><text:span text:style-name="T9">h(h(a, g</text:span><text:span text:style-name="T5">0</text:span><text:span text:style-name="T9">(a)), b) == b</text:span></text:p>
      <text:p text:style-name="P5"><text:tab/><text:span text:style-name="T9">left_adjoint_norm(g</text:span><text:span text:style-name="T5">0</text:span><text:span text:style-name="T9">, h)(a) := h(a, g</text:span><text:span text:style-name="T5">0</text:span><text:span text:style-name="T9">(a))</text:span></text:p>
      <text:p text:style-name="P3"/>
      <text:p text:style-name="P3"><text:span text:style-name="T19">∴</text:span><text:tab/><text:span text:style-name="T9">h(h(a, g</text:span><text:span text:style-name="T5">1</text:span><text:span text:style-name="T9">(b)), b) == a</text:span></text:p>
      <text:p text:style-name="P3"><text:span text:style-name="T19">∴</text:span><text:tab/><text:span text:style-name="T9">h(a, h(g</text:span><text:span text:style-name="T5">1</text:span><text:span text:style-name="T9">(b), b)) == a</text:span></text:p>
      <text:p text:style-name="P5"><text:tab/><text:span text:style-name="T9">right_adjoint_norm(g</text:span><text:span text:style-name="T5">1</text:span><text:span text:style-name="T9">, h)(b) := h(g</text:span><text:span text:style-name="T5">1</text:span><text:span text:style-name="T9">(b), b)</text:span></text:p>
      <text:p text:style-name="P3"/>
      <text:p text:style-name="P16"><text:span text:style-name="T26">When `left_adjoint_norm(g</text:span><text:span text:style-name="T5">0</text:span><text:span text:style-name="T9">, h) &lt;=&gt; right_adjoint_norm(g</text:span><text:span text:style-name="T5">1</text:span><text:span text:style-name="T9">, h)`, one can use `adjoint_norm(g</text:span><text:span text:style-name="T5">1</text:span><text:span text:style-name="T9">, h)`.</text:span></text:p>
      <text:p text:style-name="P16"/>
      <text:p text:style-name="P16"><text:span text:style-name="T9">Negation and addition has adjoint trivial paths that covers all values:</text:span></text:p>
      <text:p text:style-name="P10"/>
      <text:p text:style-name="P13"><text:tab/>∀<text:span text:style-name="T8">adj</text:span>(neg, add) &lt;=&gt; \true<text:tab/><text:tab/><text:span text:style-name="T26">adjoint_norm(neg, add) &lt;=&gt; \0</text:span></text:p>
      <text:p text:style-name="P11"/>
      <text:p text:style-name="P15">Complex conjugate and complex multiplication:</text:p>
      <text:p text:style-name="P12"><text:span text:style-name="T14"/></text:p>
      <text:p text:style-name="P14"><text:span text:style-name="T18">∵</text:span><text:span text:style-name="T14"><text:tab/>\(a : </text:span><text:span text:style-name="T10">ℂ</text:span><text:span text:style-name="T14">, b : </text:span><text:span text:style-name="T10">ℂ</text:span><text:span text:style-name="T14">) = </text:span><text:span text:style-name="T16">adjoint_norm(conj, mul</text:span><text:span text:style-name="T2">ℂ</text:span><text:span text:style-name="T16">)</text:span><text:span text:style-name="T15">(a)</text:span><text:span text:style-name="T13"> · </text:span><text:span text:style-name="T14">b == b<text:tab/></text:span><text:span text:style-name="T17">Start with ` </text:span><text:span text:style-name="T11">h(a, h(g</text:span><text:span text:style-name="T4">0</text:span><text:span text:style-name="T11">(a), b)) == b</text:span><text:span text:style-name="T17">`</text:span></text:p>
      <text:p text:style-name="P13"><text:span text:style-name="T18">∴</text:span><text:span text:style-name="T14"><text:tab/>\(a : </text:span><text:span text:style-name="T10">ℂ</text:span><text:span text:style-name="T14">, b : </text:span><text:span text:style-name="T10">ℂ</text:span><text:span text:style-name="T14">) = </text:span><text:span text:style-name="T13">(</text:span><text:span text:style-name="T14">re(</text:span><text:span text:style-name="T13">a</text:span><text:span text:style-name="T14">)</text:span><text:span text:style-name="T22">2</text:span><text:span text:style-name="T13"> + </text:span><text:span text:style-name="T14">im(</text:span><text:span text:style-name="T13">a</text:span><text:span text:style-name="T14">)</text:span><text:span text:style-name="T22">2</text:span><text:span text:style-name="T13">) · </text:span><text:span text:style-name="T14">b == b</text:span></text:p>
      <text:p text:style-name="P12"><text:span text:style-name="T18">∴</text:span><text:span text:style-name="T14"><text:tab/>\(a : </text:span><text:span text:style-name="T10">ℂ</text:span><text:span text:style-name="T14">, b : </text:span><text:span text:style-name="T10">ℂ</text:span><text:span text:style-name="T14">) = re(</text:span><text:span text:style-name="T13">a</text:span><text:span text:style-name="T14">)</text:span><text:span text:style-name="T22">2</text:span><text:span text:style-name="T13"> + </text:span><text:span text:style-name="T14">im(</text:span><text:span text:style-name="T13">a</text:span><text:span text:style-name="T14">)</text:span><text:span text:style-name="T22">2</text:span><text:span text:style-name="T13"> </text:span><text:span text:style-name="T14">== 1</text:span></text:p>
      <text:p text:style-name="P13"><text:span text:style-name="T18">∴</text:span><text:span text:style-name="T14"><text:tab/>\(a : </text:span><text:span text:style-name="T10">ℂ</text:span><text:span text:style-name="T14">) = re(</text:span><text:span text:style-name="T13">a</text:span><text:span text:style-name="T14">)</text:span><text:span text:style-name="T22">2</text:span><text:span text:style-name="T13"> + </text:span><text:span text:style-name="T14">im(</text:span><text:span text:style-name="T13">a</text:span><text:span text:style-name="T14">)</text:span><text:span text:style-name="T22">2</text:span><text:span text:style-name="T13"> </text:span><text:span text:style-name="T14">== 1<text:tab/><text:tab/><text:tab/><text:tab/><text:tab/></text:span><text:span text:style-name="T17">Remove parameter `b`</text:span></text:p>
      <text:p text:style-name="P13"><text:span text:style-name="T18">∴</text:span><text:span text:style-name="T14"><text:tab/></text:span><text:span text:style-name="T10">∀</text:span><text:span text:style-name="T7">adj</text:span><text:span text:style-name="T10">(conj, mul</text:span><text:span text:style-name="T2">ℂ</text:span><text:span text:style-name="T1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1:16:46.304054000</meta:creation-date>
    <dc:date>2020-07-31T13:09:03.183034000</dc:date>
    <meta:editing-duration>PT4M12S</meta:editing-duration>
    <meta:editing-cycles>1</meta:editing-cycles>
    <meta:document-statistic meta:table-count="0" meta:image-count="0" meta:object-count="0" meta:page-count="1" meta:paragraph-count="30" meta:word-count="331" meta:character-count="1649" meta:non-whitespace-character-count="1331"/>
    <meta:generator>LibreOffice/5.1.2.2$MacOSX_X86_64 LibreOffice_project/d3bf12ecb743fc0d20e0be0c58ca359301eb705f</meta:generator>
  </office:meta>
</office:document-meta>
</file>